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3f6026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01T13:24:02.731000000</dc:date>
    <meta:editing-duration>PT6H25M12S</meta:editing-duration>
    <meta:editing-cycles>47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63" meta:word-count="333" meta:character-count="2164" meta:non-whitespace-character-count="1834"/>
  </office:meta>
</office:document-meta>
</file>